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svg:font-family="Roboto"/>
    <style:font-face style:name="Roboto1" svg:font-family="Roboto,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3">
      <style:paragraph-properties fo:line-height="150%" fo:text-align="justify" style:justify-single-word="false"/>
    </style:style>
    <style:style style:name="P2" style:family="paragraph" style:parent-style-name="Standard">
      <style:paragraph-properties fo:margin-left="-0.101cm" fo:margin-right="0cm" fo:line-height="150%" fo:text-align="justify" style:justify-single-word="false" fo:text-indent="0cm" style:auto-text-indent="false"/>
    </style:style>
    <style:style style:name="P3" style:family="paragraph" style:parent-style-name="Standard" style:list-style-name="L1">
      <style:paragraph-properties fo:margin-left="-0.101cm" fo:margin-right="0cm" fo:line-height="150%" fo:text-align="justify" style:justify-single-word="false" fo:text-indent="0cm" style:auto-text-inden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169cm" fo:text-indent="-0.635cm" fo:margin-left="1.1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04cm" fo:text-indent="-0.635cm" fo:margin-left="1.8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39cm" fo:text-indent="-0.635cm" fo:margin-left="2.4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74cm" fo:text-indent="-0.635cm" fo:margin-left="3.0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09cm" fo:text-indent="-0.635cm" fo:margin-left="3.7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44cm" fo:text-indent="-0.635cm" fo:margin-left="4.3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79cm" fo:text-indent="-0.635cm" fo:margin-left="4.9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14cm" fo:text-indent="-0.635cm" fo:margin-left="5.6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49cm" fo:text-indent="-0.635cm" fo:margin-left="6.2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884cm" fo:text-indent="-0.635cm" fo:margin-left="6.8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osotras vamos a hablar de Material Design. En esta primera parte, voy a dar una breve definición general y mencionar los principios básicos para poder luego meternos más en el tema, así que primero quería pedir que levanten la mano las que más o menos tengan una idea de qué es MI.</text:p>
      <text:p text:style-name="P2">(reacts accordingly). </text:p>
      <text:p text:style-name="P2">Bueno, una forma en la que podemos definir el MI es que es un estándar de diseño que fue creado por Google en 2014.</text:p>
      <text:p text:style-name="P2">Este estándar tiene los dos objetivos que se mencionan aquí:</text:p>
      <text:list xml:id="list6367802321195528261" text:style-name="L3">
        <text:list-item>
          <text:p text:style-name="P1"><text:bookmark text:name="docs-internal-guid-095b2ab2-0048-1e68-12b8-0c4060abff89"/>Por un lado, crear un lenguaje visual combine los principios básicos del buen diseño y la innovación y las posibilidades que proporcionan la ciencia y la tecnología. (Aquí me parece interesante recalcar esta idea de lenguaje visual porque manifiesta dos cosas, por un lado que lo que se está tratando de desarrollar es un sistema que tiene componentes (de los que va a hablar maca) y tiene reglas. Y también porque la principal función de un lenguaje es comunicar y, como vamos a ver, esto es algo que está muy presente en los principios del MI).</text:p>
        </text:list-item>
        <text:list-item>
          <text:p text:style-name="P1">Y por otro, desarrollar un sistema único que permita una experiencia unificada en todas las plataformas y tamaños de dispositivo.</text:p>
        </text:list-item>
      </text:list>
      <text:p text:style-name="P2"/>
      <text:p text:style-name="P2">El material design se rige por tres principios fundamentales que yo ahora voy a solamente mencionar porque los vamos a ir desarrollando:</text:p>
      <text:p text:style-name="P2">- El primero tiene que ver con el concepto de “Material”, que lo va a desarrollar Georgina. “Material” en material design es una métafora. Los elementos en material design se diseñaron tomando como referencia el comportamiento de objetos de la vida real, entre ellos el papel y la tinta.</text:p>
      <text:list xml:id="list375432815782698646" text:style-name="L1">
        <text:list-header>
          <text:p text:style-name="P3">- El segundo es que el diseño es gráfico e intencional. Con esto queremos decir que los elementos de diseño que se utilizan no son meramente decorativos sino que transmiten información (jerarquías orden de lectura, elementos destacados. Por otra parte, el énfasis fundamental del diseño está puesto en la interacción con el usuario.</text:p>
          <text:p text:style-name="P3">. Por último, el tercer principio tiene que ver con el movimiento. De acuerdo con el material design, el movimiento de los elementos debe transmitir significado y ser cohesivo. Se busca, por ejemplo, que, cuando el usuario hace algo, por ejemplo interactúa con un elemento, el resto de los elementos se reacomoden de un modo fluido y que no sea disruptivo.</text:p>
        </text:list-header>
      </text:list>
      <text:p text:style-name="P2"/>
      <text:p text:style-name="P2">Movimiento</text:p>
      <text:p text:style-name="P2"/>
      <text:p text:style-name="P2">Bueno, voy a desarrollar un poco más el concepto de movimiento, para esto, en primer lugar las invito a entrar a la siguiente página que es de la documentación oficial de MI.</text:p>
      <text:p text:style-name="P2">Como dije al principio, uno de los principios del material design es que el movimiento tiene <text:soft-page-break/>significado y está muy vinculado a la interacción del usuario con la plataforma.</text:p>
      <text:p text:style-name="P2">Este es el sentido en el que digo que el movimiento es responsivo: responde al input del usuario que, al hacer algo (por ejemplo, tocar un botón), dispara una serie de acciones que puede implicar la reacomodación de elementos en el ambiente.</text:p>
      <text:p text:style-name="P2">Por otro lado, los elementos se mueven siempre teniendo en cuenta a su entorno incluido el usuario. Esto implica, por ejemplo, que, cuando algo se mueve o se expande, va a empujar a los otros elementos y que si una acción dispara una reacomodación de elementos, esta se va a producir de un modo cohesivo y sin romper con la continuidad del entorno.</text:p>
      <text:p text:style-name="P2">Otra característica del movimiento en material design es esta idea de que es “natural”, que se relaciona con lo que dijo Georgi. Como el material está inspirado en la vida real su movimiento también es reminiscente al de los objetos en la vida real e imita, por ejemplo, el coportamiento de la gravedad.</text:p>
      <text:p text:style-name="P2">Por último, y en relación con lo primero que mencioné, el movimiento es intencional en el sentido de que siempre va a aspirar a dirigir la atención del usuario hacia el punto necesario y guiarlo en su uso.</text:p>
      <text:p text:style-name="P2">Las recomendaciones en material design especifican que las transiciones deben ser rápidas, deben ser lo más claras y coherentes posible (porque mover muchas cosas a la vez puede resultar confuso) y deben ser cohesivas a lo largo de todo el producto en cuanto a su velocidad, su respuesta y su inten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svg:font-family="Roboto"/>
    <style:font-face style:name="Roboto1" svg:font-family="Roboto,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cilyn W</meta:initial-creator>
    <meta:creation-date>2018-04-19T23:10:51.35</meta:creation-date>
    <dc:date>2018-04-26T12:57:10.49</dc:date>
    <dc:creator>Lucilyn W</dc:creator>
    <meta:editing-duration>PT11H37M19S</meta:editing-duration>
    <meta:editing-cycles>3</meta:editing-cycles>
    <meta:generator>OpenOffice/4.1.5$Win32 OpenOffice.org_project/415m1$Build-9789</meta:generator>
    <meta:document-statistic meta:table-count="0" meta:image-count="0" meta:object-count="0" meta:page-count="2" meta:paragraph-count="18" meta:word-count="701" meta:character-count="4025"/>
  </office:meta>
</office:document-meta>
</file>